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65c" officeooo:paragraph-rsid="0018665c"/>
    </style:style>
    <style:style style:name="P2" style:family="paragraph" style:parent-style-name="Standard">
      <style:text-properties officeooo:rsid="00192547" officeooo:paragraph-rsid="00192547"/>
    </style:style>
    <style:style style:name="P3" style:family="paragraph" style:parent-style-name="Standard">
      <style:text-properties officeooo:rsid="001a4b0e" officeooo:paragraph-rsid="001a4b0e"/>
    </style:style>
    <style:style style:name="T1" style:family="text">
      <style:text-properties officeooo:rsid="00192547"/>
    </style:style>
    <style:style style:name="T2" style:family="text">
      <style:text-properties officeooo:rsid="001a4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 Я вижу, что люди знают и умеют больше меня. Я вижу вещи, которые хочу знать и уметь, но еще не знаю или не умею.</text:p>
      <text:p text:style-name="P1">В Я должен быть лучше всех, знать и уметь все.</text:p>
      <text:p text:style-name="P1">С Чувство вины за то что я до сих пор знаю и умею очень мало.</text:p>
      <text:p text:style-name="P1">D Нет никакого внешнего императива в отношении того, что мне делать, чему учиться. Знания и навыки – это инструменты для решения задач, и если я вижу человека, который что-то знает или умеет, то либо он научился этому для решения каких-то своих задач, либо просто потратил время. Если мне для решения моих задач будет нужно что-то узнать или научиться, я тоже смогу это сделать. Улучшение себя требует времени, это долгий процесс. Причем не всякое улучшение ценно само по себе. Я не “должен” быть лучше кого-то. Всегда и во всех областях будут люди, которые в соответствующем контексте будут лучше меня. <text:span text:style-name="T1">Моя образованность и квалифицированность не влияют на мою морально-этическую ценность как человека.</text:span></text:p>
      <text:p text:style-name="P1">E <text:span text:style-name="T1">Что теперь я буду думать и делать по-другому?</text:span></text:p>
      <text:p text:style-name="P2">1. Хвалить себя, когда я что-то сделал, что хотел, и подбадривать, если что-то не получилось.</text:p>
      <text:p text:style-name="P2">2. Если я вижу более компетентного человека, чем я, то я буду порождать чувство сорадования и думать “Если этот человек так много знает и умеет, то это ему для чего-то нужно; <text:span text:style-name="T2">он молодец, что вложил много труда и смог стать тем, кто он есть; если мне его навыки будут нужны для своих задач, то я тоже смогу их развить, если достаточно постараюсь, но быстро это не произойдет</text:span>”</text:p>
      <text:p text:style-name="P3">3. Давать себе больше развлекаться и расслабляться, а не постоянно читать сложные скучные книг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1:59:37.515949652</meta:creation-date>
    <dc:date>2020-08-12T12:27:04.021530109</dc:date>
    <meta:editing-duration>PT5M56S</meta:editing-duration>
    <meta:editing-cycles>1</meta:editing-cycles>
    <meta:document-statistic meta:table-count="0" meta:image-count="0" meta:object-count="0" meta:page-count="1" meta:paragraph-count="8" meta:word-count="264" meta:character-count="1533" meta:non-whitespace-character-count="1276"/>
    <meta:generator>LibreOffice/6.0.7.3$Linux_X86_64 LibreOffice_project/00m0$Build-3</meta:generator>
  </office:meta>
</office:document-meta>
</file>